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7d27" officeooo:paragraph-rsid="000d7d27"/>
    </style:style>
    <style:style style:name="P2" style:family="paragraph" style:parent-style-name="Standard">
      <style:text-properties officeooo:rsid="000e577f" officeooo:paragraph-rsid="000e577f"/>
    </style:style>
    <style:style style:name="P3" style:family="paragraph" style:parent-style-name="Standard">
      <style:text-properties officeooo:rsid="000f7c62" officeooo:paragraph-rsid="000f7c62"/>
    </style:style>
    <style:style style:name="T1" style:family="text">
      <style:text-properties officeooo:rsid="000f7c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ebungsblatt 1 Aufgabe 2</text:p>
      <text:p text:style-name="P1"/>
      <text:p text:style-name="P1">Oeffentlichkeit: </text:p>
      <text:p text:style-name="P1">Beispiel 1: Abstandshalteassisten → der eingehaltene Abstand sollte im Interesse der Oeffentlichkeit eingehalten werden, nicht zum Beispiel moeglichst spritsparend</text:p>
      <text:p text:style-name="P1">Beispiel 2: Steuerungssystem vom Auto sollte ein Schadstoffausstoss erzeugen, der im oeffentlichen Interesse ist → nicht zu viel Schadstoffausstoss</text:p>
      <text:p text:style-name="P1"/>
      <text:p text:style-name="P1">Kunde u. Arbeitgeber:</text:p>
      <text:p text:style-name="P1">Beispiel 1: Oberflaeche → sollte nach Wuenschen des Kunden designed sein</text:p>
      <text:p text:style-name="P1">Beispiel 2: Performance → sollte sich nach Anforderungen des Kunden/Arbeitgebers orientieren</text:p>
      <text:p text:style-name="P1"/>
      <text:p text:style-name="P1">Produkt:</text:p>
      <text:p text:style-name="P1">Beispiel 1: Code sollte wartbar sein</text:p>
      <text:p text:style-name="P1">Beispiel 2: Code sollte wenige Fehler beinhalten</text:p>
      <text:p text:style-name="P1"/>
      <text:p text:style-name="P1">Beurteilung: </text:p>
      <text:p text:style-name="P2">Beispiel 1: <text:s/>Verstoss dagegen zum Beispiel, wenn man bei der Entscheidung welche Programmiersprache eingesetzt werden soll, nach eigenem Belieben entscheidet uns sich nicht an den Anforderungen des Produktes orientiert um die bestmoegliche Wahl zu treffen</text:p>
      <text:p text:style-name="P2">Beispiel 2: Verstoss dagegen zum Beispiel, wenn man alte Technologien neuen vorzieht nur weil man mit den alten vertraut ist ohne mit sachlichen Argumenten zu argumentieren.</text:p>
      <text:p text:style-name="P2"/>
      <text:p text:style-name="P2">Management:</text:p>
      <text:p text:style-name="P2">Beispiel 1: Bei Software die Systeme steuert, die die Umwelt beeinflusst, sollte das Management der ethischen Verpflichtung gegenueber der Umwelt nachkommen</text:p>
      <text:p text:style-name="P2">Beispitel 2: Bei der Entwicklung von einer kuenstlichen Intelligenz die aus einem Pool von Bewerbern filtert sollten das Management zum Beispiel beachten, dass es nicht zu Diskriminierung fuehrt</text:p>
      <text:p text:style-name="P2"/>
      <text:p text:style-name="P2">Beruf:</text:p>
      <text:p text:style-name="P2">Beispiel 1: <text:span text:style-name="T1">Durch gewissenhafte Arbeit Ruf des Berufs hochhalten. Beispiel deutsche Qualitaet als gut in der Oeffentlichkeit bekannt.</text:span></text:p>
      <text:p text:style-name="P3">Beispiel 2: Im Gegensatz sind indische Entwickler eher nicht fuer gute Qualitaet bekannt, das schadet dem Ruf des Berufes</text:p>
      <text:p text:style-name="P3"/>
      <text:p text:style-name="P3">Kollegen:</text:p>
      <text:p text:style-name="P3">Beispiel 1: Fragen von Kollegen beantworten</text:p>
      <text:p text:style-name="P3">Beispiel 2: neue Kollegen geduldig einarbeiten</text:p>
      <text:p text:style-name="P3"/>
      <text:p text:style-name="P3">Selbst:</text:p>
      <text:p text:style-name="P3">Beispiel 1: neue Programmiersprachen die rauskommen lernen</text:p>
      <text:p text:style-name="P3">Beispiel 2: mit neuen Werkzeugen vertraut machen, bspw. ChatGP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9T16:14:17.681550618</meta:creation-date>
    <dc:date>2024-04-19T16:41:43.299709789</dc:date>
    <meta:editing-duration>PT6M45S</meta:editing-duration>
    <meta:editing-cycles>1</meta:editing-cycles>
    <meta:document-statistic meta:table-count="0" meta:image-count="0" meta:object-count="0" meta:page-count="1" meta:paragraph-count="25" meta:word-count="262" meta:character-count="1916" meta:non-whitespace-character-count="1676"/>
    <meta:generator>LibreOffice/7.3.7.2$Linux_X86_64 LibreOffice_project/30$Build-2</meta:generator>
  </office:meta>
</office:document-meta>
</file>